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8519c" draw:fill-color="#6baed6" draw:textarea-horizontal-align="justify" draw:textarea-vertical-align="middle" draw:auto-grow-height="false" fo:min-height="3.036cm" fo:min-width="2.785cm"/>
    </style:style>
    <style:style style:name="gr2" style:family="graphic" style:parent-style-name="standard">
      <style:graphic-properties svg:stroke-color="#08519c" draw:fill-color="#3182bd" draw:textarea-horizontal-align="justify" draw:textarea-vertical-align="middle" draw:auto-grow-height="false" fo:min-height="4.75cm" fo:min-width="4.5cm"/>
    </style:style>
    <style:style style:name="P1" style:family="paragraph">
      <loext:graphic-properties draw:fill-color="#6baed6"/>
      <style:paragraph-properties fo:text-align="center"/>
    </style:style>
    <style:style style:name="P2" style:family="paragraph">
      <loext:graphic-properties draw:fill-color="#3182b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.285cm" svg:height="3.286cm" svg:x="3cm" svg:y="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285cm" svg:height="3.286cm" svg:x="6.615cm" svg:y="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285cm" svg:height="3.286cm" svg:x="3cm" svg:y="6.61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285cm" svg:height="3.286cm" svg:x="6.615cm" svg:y="6.614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5cm" svg:height="5cm" svg:x="0.1cm" svg:y="0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8T13:50:31.096767808</meta:creation-date>
    <dc:date>2024-05-19T11:47:23.634001952</dc:date>
    <meta:editing-duration>PT16M55S</meta:editing-duration>
    <meta:editing-cycles>10</meta:editing-cycles>
    <meta:generator>LibreOffice/7.3.7.2$Linux_X86_64 LibreOffice_project/30$Build-2</meta:generator>
    <meta:document-statistic meta:object-count="6"/>
  </office:meta>
</office:document-meta>
</file>